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47629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paragraph-rsid="00147629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30pt" officeooo:paragraph-rsid="00147629" style:font-size-asian="26.25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47629" style:font-size-asian="10.5pt" style:font-size-complex="12pt"/>
    </style:style>
    <style:style style:name="P5" style:family="paragraph" style:parent-style-name="Text_20_body">
      <style:text-properties officeooo:paragraph-rsid="00147629"/>
    </style:style>
    <style:style style:name="P6" style:family="paragraph" style:parent-style-name="Heading_20_1">
      <style:paragraph-properties fo:break-before="page"/>
      <style:text-properties officeooo:paragraph-rsid="00147629"/>
    </style:style>
    <style:style style:name="P7" style:family="paragraph" style:parent-style-name="Heading_20_1">
      <style:text-properties officeooo:paragraph-rsid="0014f669"/>
    </style:style>
    <style:style style:name="T1" style:family="text">
      <style:text-properties officeooo:rsid="00147629"/>
    </style:style>
    <style:style style:name="T2" style:family="text">
      <style:text-properties officeooo:rsid="0014f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>Project Schedule</text:span></text:p>
      <text:p text:style-name="P2"><text:span text:style-name="T1"/></text:p>
      <text:p text:style-name="P2"><text:span text:style-name="T1"/></text:p>
      <text:p text:style-name="P3"><text:span text:style-name="T1">Womprat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>Andy Goetz, Bradon Kanyid, Jackson Pugh, Kevin Riedl</text:span></text:p>
      <text:p text:style-name="P1"><text:span text:style-name="T1"/></text:p>
      <text:p text:style-name="P1"><text:span text:style-name="T1"/></text:p>
      <text:p text:style-name="P4"><text:span text:style-name="T1">11/5/2012</text:span></text:p>
      <text:p text:style-name="P2"><text:span text:style-name="T1"/></text:p>
      <text:p text:style-name="P2"><text:span text:style-name="T1"/></text:p>
      <text:h text:style-name="P6" text:outline-level="1"><text:span text:style-name="T1">Overview</text:span></text:h>
      <text:p text:style-name="P5"><text:span text:style-name="T1">This document outlines a project schedule for the Womprats T-16 audio synthesizer. The project is on schedule to be completed in December 2012, but requires diligence to meet unavoidably <text:s/>tight deadlines. </text:span></text:p>
      <text:p text:style-name="P5"><text:span text:style-name="T1">Attached to this document, is a list of tasks, their dependencies, and how they are assigned to team asse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0:18:53</meta:creation-date>
    <dc:date>2012-11-05T10:29:22</dc:date>
    <meta:editing-duration>PT4M1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7" meta:word-count="63" meta:character-count="407" meta:non-whitespace-character-count="348"/>
  </office:meta>
</office:document-meta>
</file>